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9cm" fo:min-width="2.771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1.651cm" svg:x="1.743cm" svg:y="6.9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1.743cm" svg:y="5.6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1.743cm" svg:y="4.3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8.743cm" svg:y="6.9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8.743cm" svg:y="5.6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8.743cm" svg:y="4.3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8.743cm" svg:y="3.0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15.743cm" svg:y="6.9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15.743cm" svg:y="5.6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15.743cm" svg:y="4.3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15.743cm" svg:y="3.0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15.743cm" svg:y="1.8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22.743cm" svg:y="6.9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22.743cm" svg:y="5.6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22.743cm" svg:y="4.3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683cm" svg:height="1.651cm" svg:x="22.743cm" svg:y="3.0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2" draw:layer="layout" svg:x1="5.064cm" svg:y1="8.96cm" svg:x2="8.747cm" svg:y2="8.96cm">
          <text:p/>
        </draw:line>
        <draw:frame draw:style-name="gr3" draw:text-style-name="P3" draw:layer="layout" svg:width="1.905cm" svg:height="0.962cm" svg:x="5.953cm" svg:y="7.912cm">
          <draw:text-box>
            <text:p text:style-name="P1">push</text:p>
          </draw:text-box>
        </draw:frame>
        <draw:line draw:style-name="gr2" draw:text-style-name="P2" draw:layer="layout" svg:x1="12.038cm" svg:y1="8.975cm" svg:x2="15.721cm" svg:y2="8.975cm">
          <text:p/>
        </draw:line>
        <draw:frame draw:style-name="gr3" draw:text-style-name="P5" draw:layer="layout" svg:width="1.905cm" svg:height="0.962cm" svg:x="12.927cm" svg:y="7.927cm">
          <draw:text-box>
            <text:p text:style-name="P4"><text:span text:style-name="T1">push</text:span></text:p>
          </draw:text-box>
        </draw:frame>
        <draw:line draw:style-name="gr2" draw:text-style-name="P2" draw:layer="layout" svg:x1="19.012cm" svg:y1="8.99cm" svg:x2="22.695cm" svg:y2="8.99cm">
          <text:p/>
        </draw:line>
        <draw:frame draw:style-name="gr3" draw:text-style-name="P6" draw:layer="layout" svg:width="1.905cm" svg:height="0.962cm" svg:x="19.901cm" svg:y="7.942cm">
          <draw:text-box>
            <text:p text:style-name="P4"><text:span text:style-name="T1">p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16:19:37.481708930</meta:creation-date>
    <dc:date>2020-07-12T16:28:35.059745587</dc:date>
    <meta:editing-duration>PT8M57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